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66c57" officeooo:paragraph-rsid="00066c57"/>
    </style:style>
    <style:style style:name="P2" style:family="paragraph" style:parent-style-name="Standard">
      <style:text-properties officeooo:paragraph-rsid="00066c57"/>
    </style:style>
    <style:style style:name="P3" style:family="paragraph" style:parent-style-name="Standard">
      <style:text-properties officeooo:rsid="000760ec" officeooo:paragraph-rsid="000760ec"/>
    </style:style>
    <style:style style:name="P4" style:family="paragraph" style:parent-style-name="Standard">
      <style:text-properties fo:font-weight="bold" officeooo:rsid="00066c57" officeooo:paragraph-rsid="00066c57" style:font-weight-asian="bold" style:font-weight-complex="bold"/>
    </style:style>
    <style:style style:name="P5" style:family="paragraph" style:parent-style-name="Standard">
      <style:text-properties fo:font-style="italic" officeooo:rsid="00066c57" officeooo:paragraph-rsid="00066c57" style:font-style-asian="italic" style:font-style-complex="italic"/>
    </style:style>
    <style:style style:name="P6" style:family="paragraph" style:parent-style-name="Standard">
      <style:text-properties fo:font-style="italic" officeooo:rsid="000760ec" officeooo:paragraph-rsid="000760ec" style:font-style-asian="italic" style:font-style-complex="italic"/>
    </style:style>
    <style:style style:name="T1" style:family="text">
      <style:text-properties officeooo:rsid="00066c57"/>
    </style:style>
    <style:style style:name="T2" style:family="text">
      <style:text-properties fo:font-style="italic" style:font-style-asian="italic" style:font-style-complex="italic"/>
    </style:style>
    <style:style style:name="T3" style:family="text">
      <style:text-properties fo:font-style="italic" officeooo:rsid="00066c57" style:font-style-asian="italic" style:font-style-complex="italic"/>
    </style:style>
    <style:style style:name="T4" style:family="text">
      <style:text-properties fo:font-style="normal" fo:font-weight="bold" style:font-style-asian="normal" style:font-weight-asian="bold" style:font-style-complex="normal" style:font-weight-complex="bold"/>
    </style:style>
    <style:style style:name="T5" style:family="text">
      <style:text-properties officeooo:rsid="000760ec"/>
    </style:style>
    <style:style style:name="T6" style:family="text">
      <style:text-properties fo:font-weight="bold"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6">Name</text:span>: Kelly Jones</text:p>
      <text:p text:style-name="P1"><text:span text:style-name="T4">Project</text:span>: Classification of snoRNA Types Using Classification Relevance Unit Machines</text:p>
      <text:p text:style-name="P1"/>
      <text:p text:style-name="P1"/>
      <text:p text:style-name="P4">Description</text:p>
      <text:p text:style-name="P1">As the number of sequenced snoRNAs becomes larger, it is possible to more accurately determine snoRNAs via computational methods. The Classification Relevance Unit Machine (CRUM) is a recently developed variation on the Support Vector Machine (SVM). While <text:span text:style-name="T5">a Gaussian</text:span> <text:span text:style-name="T5">SVM approach can give better accuracy, CRUM offers a decreased model size and increased speed in both training and classification. Since nextgen sequencing methods can yield more sequences, modeling and classification speed could become a useful trait in snoRNA classification.</text:span></text:p>
      <text:p text:style-name="P1"/>
      <text:p text:style-name="P3">I would like to do a comparison with existing software as well as add folding features to the classifier. Since much of the CRUM code already exists and the feature selection and training portions of the experiment have been completed so I would like to continue wring a C++ version of CRUM's training as the class continues and I learn more about the workings of classifiers (Particularly kmeans clustering and kernel methods). Also, Since much of the work for generating new models with CRUM comes from feature selection, I'd also like to create a web based tool for generating feature vectors for use with CRUM.</text:p>
      <text:p text:style-name="P1"/>
      <text:p text:style-name="P1"/>
      <text:p text:style-name="P4">Bibliography</text:p>
      <text:p text:style-name="P1">Jana Hertel et al (2007) <text:span text:style-name="T2">SnoReport: computational identification of snoRNAs with</text:span></text:p>
      <text:p text:style-name="P1"><text:span text:style-name="T2">unknown targets Bioinformatics</text:span> Vol. 24 no. 2 2008, pages 158–164</text:p>
      <text:p text:style-name="P1"/>
      <text:p text:style-name="P1">Mark Menor et al (2011) <text:span text:style-name="T2">Relevance Units Machine for Classification 2011</text:span> BMEI</text:p>
      <text:p text:style-name="P1"/>
      <text:p text:style-name="P2"><text:span text:style-name="T1">Yask Gupta et al (2014) </text:span><text:bookmark text:name="article-title-1"/><text:span text:style-name="T2">ptRNApred: computational identification and classification of post-transcriptional RNA </text:span><text:span text:style-name="T3">Nucleic Acids Research </text:span><text:a xlink:type="simple" xlink:href="http://nar.oxfordjournals.org/content/early/2014/10/10/nar.gku918.short" office:name="Link to Paper" text:style-name="Internet_20_link" text:visited-style-name="Visited_20_Internet_20_Link"><text:span text:style-name="T3">http://nar.oxfordjournals.org/content/early/2014/10/10/nar.gku918.short</text:span></text:a></text:p>
      <text:p text:style-name="P1"/>
      <text:p text:style-name="P1"/>
      <text:p text:style-name="P4">Schedule of work</text:p>
      <text:p text:style-name="P4"/>
      <text:p text:style-name="P6">This week</text:p>
      <text:p text:style-name="P3">Crossfold validation of current snoRNA CRUM</text:p>
      <text:p text:style-name="P3"/>
      <text:p text:style-name="P5">Now:Oct</text:p>
      <text:p text:style-name="P1"><text:s/>Add folding data as a feature for crum</text:p>
      <text:p text:style-name="P1"/>
      <text:p text:style-name="P5">Now:Nov</text:p>
      <text:p text:style-name="P1">Rewrite crum training program</text:p>
      <text:p text:style-name="P1"/>
      <text:p text:style-name="P5">Nov:End</text:p>
      <text:p text:style-name="P1">Compare crum-snoRNA classifier with existing methods</text:p>
      <text:p text:style-name="P1"/>
      <text:p text:style-name="P5">As possible</text:p>
      <text:p text:style-name="P1">Create web interface for easy DNA/RNA feature selection so users can generate their own model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23T16:21:38.054000000</meta:creation-date>
    <dc:date>2015-09-23T16:55:20.307000000</dc:date>
    <meta:editing-duration>PT42S</meta:editing-duration>
    <meta:editing-cycles>1</meta:editing-cycles>
    <meta:document-statistic meta:table-count="0" meta:image-count="0" meta:object-count="0" meta:page-count="1" meta:paragraph-count="21" meta:word-count="299" meta:character-count="2021" meta:non-whitespace-character-count="1743"/>
    <meta:generator>LibreOffice/5.0.0.5$Windows_X86_64 LibreOffice_project/1b1a90865e348b492231e1c451437d7a15bb262b</meta:generator>
  </office:meta>
</office:document-meta>
</file>